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宋体" svg:font-family="宋体" style:font-family-generic="system" style:font-pitch="variable" svg:panose-1="2 1 6 0 3 1 1 1 1 1"/>
    <style:font-face style:name="等线 Light" svg:font-family="等线 Light" style:font-family-generic="system" style:font-pitch="variable" svg:panose-1="2 1 6 0 3 1 1 1 1 1"/>
  </office:font-face-decls>
  <office:automatic-styles>
    <style:style style:name="P1" style:parent-style-name="Standard" style:master-page-name="MP0" style:family="paragraph">
      <style:paragraph-properties fo:break-before="page" fo:text-align="center" fo:margin-left="0.2916in">
        <style:tab-stops/>
      </style:paragraph-properties>
      <style:text-properties style:font-name="宋体" style:font-name-asian="宋体"/>
    </style:style>
    <style:style style:name="P2" style:parent-style-name="Standard" style:family="paragraph">
      <style:paragraph-properties fo:margin-left="0.2916in">
        <style:tab-stops/>
      </style:paragraph-properties>
      <style:text-properties style:font-name="宋体" style:font-name-asian="宋体"/>
    </style:style>
    <style:style style:name="P3" style:parent-style-name="Standard" style:family="paragraph">
      <style:paragraph-properties fo:text-align="center" fo:margin-left="0.2916in">
        <style:tab-stops/>
      </style:paragraph-properties>
    </style:style>
    <style:style style:name="T4" style:parent-style-name="默认段落字体" style:family="text">
      <style:text-properties style:font-name="宋体" style:font-name-asian="宋体" fo:font-size="14pt" style:font-size-asian="14pt"/>
    </style:style>
    <style:style style:name="P5" style:parent-style-name="Standard" style:family="paragraph">
      <style:paragraph-properties fo:text-align="center" fo:margin-left="0.2916in">
        <style:tab-stops/>
      </style:paragraph-properties>
      <style:text-properties style:font-name="宋体" style:font-name-asian="宋体"/>
    </style:style>
    <style:style style:name="P6" style:parent-style-name="Standard" style:family="paragraph">
      <style:paragraph-properties fo:text-align="center" fo:margin-left="0.2916in">
        <style:tab-stops/>
      </style:paragraph-properties>
      <style:text-properties style:font-name="宋体" style:font-name-asian="宋体"/>
    </style:style>
    <style:style style:name="P7" style:parent-style-name="Standard" style:family="paragraph">
      <style:paragraph-properties fo:margin-left="0.2916in">
        <style:tab-stops/>
      </style:paragraph-properties>
      <style:text-properties style:font-name="宋体" style:font-name-asian="宋体" fo:font-size="14pt" style:font-size-asian="14pt"/>
    </style:style>
    <style:style style:name="P8" style:parent-style-name="Standard" style:family="paragraph">
      <style:paragraph-properties fo:margin-left="0.2916in">
        <style:tab-stops/>
      </style:paragraph-properties>
    </style:style>
    <style:style style:name="T9" style:parent-style-name="默认段落字体" style:family="text">
      <style:text-properties style:font-name="宋体" style:font-name-asian="宋体"/>
    </style:style>
    <style:style style:name="T10" style:parent-style-name="默认段落字体" style:family="text">
      <style:text-properties style:font-name="宋体" style:font-name-asian="宋体"/>
    </style:style>
    <style:style style:name="T11" style:parent-style-name="默认段落字体" style:family="text">
      <style:text-properties style:font-name="宋体" style:font-name-asian="宋体"/>
    </style:style>
    <style:style style:name="T12" style:parent-style-name="默认段落字体" style:family="text">
      <style:text-properties style:font-name="宋体" style:font-name-asian="宋体"/>
    </style:style>
    <style:style style:name="T13" style:parent-style-name="默认段落字体" style:family="text">
      <style:text-properties style:font-name="宋体" style:font-name-asian="宋体"/>
    </style:style>
    <style:style style:name="T14" style:parent-style-name="默认段落字体" style:family="text">
      <style:text-properties style:font-name="宋体" style:font-name-asian="宋体"/>
    </style:style>
    <style:style style:name="T15" style:parent-style-name="默认段落字体" style:family="text">
      <style:text-properties style:font-name="宋体" style:font-name-asian="宋体"/>
    </style:style>
    <style:style style:name="T16" style:parent-style-name="默认段落字体" style:family="text">
      <style:text-properties style:font-name="宋体" style:font-name-asian="宋体"/>
    </style:style>
    <style:style style:name="T17" style:parent-style-name="StrongEmphasis" style:family="text">
      <style:text-properties style:font-name="宋体" style:font-name-asian="宋体" fo:font-weight="normal" style:font-weight-asian="normal" style:font-weight-complex="normal"/>
    </style:style>
    <style:style style:name="T18" style:parent-style-name="默认段落字体" style:family="text">
      <style:text-properties style:font-name="宋体" style:font-name-asian="宋体"/>
    </style:style>
    <style:style style:name="T19" style:parent-style-name="默认段落字体" style:family="text">
      <style:text-properties style:font-name="宋体" style:font-name-asian="宋体"/>
    </style:style>
    <style:style style:name="T20" style:parent-style-name="默认段落字体" style:family="text">
      <style:text-properties style:font-name="宋体" style:font-name-asian="宋体"/>
    </style:style>
    <style:style style:name="P21" style:parent-style-name="Standard" style:family="paragraph">
      <style:paragraph-properties fo:margin-left="0.2916in">
        <style:tab-stops/>
      </style:paragraph-properties>
    </style:style>
    <style:style style:name="T22" style:parent-style-name="默认段落字体" style:family="text">
      <style:text-properties style:font-name="宋体" style:font-name-asian="宋体"/>
    </style:style>
    <style:style style:name="T23" style:parent-style-name="默认段落字体" style:family="text">
      <style:text-properties style:font-name="宋体" style:font-name-asian="宋体"/>
    </style:style>
    <style:style style:name="T24" style:parent-style-name="默认段落字体" style:family="text">
      <style:text-properties style:font-name="宋体" style:font-name-asian="宋体"/>
    </style:style>
    <style:style style:name="T25" style:parent-style-name="默认段落字体" style:family="text">
      <style:text-properties style:font-name="宋体" style:font-name-asian="宋体"/>
    </style:style>
    <style:style style:name="T26" style:parent-style-name="StrongEmphasis" style:family="text">
      <style:text-properties style:font-name="宋体" style:font-name-asian="宋体" fo:font-weight="normal" style:font-weight-asian="normal" style:font-weight-complex="normal"/>
    </style:style>
    <style:style style:name="T27" style:parent-style-name="默认段落字体" style:family="text">
      <style:text-properties style:font-name="宋体" style:font-name-asian="宋体"/>
    </style:style>
    <style:style style:name="P28" style:parent-style-name="Standard" style:family="paragraph">
      <style:paragraph-properties fo:margin-left="0.2916in">
        <style:tab-stops/>
      </style:paragraph-properties>
      <style:text-properties style:font-name="宋体" style:font-name-asian="宋体"/>
    </style:style>
    <style:style style:name="P29" style:parent-style-name="Standard" style:family="paragraph">
      <style:paragraph-properties fo:margin-left="0.2916in">
        <style:tab-stops/>
      </style:paragraph-properties>
      <style:text-properties style:font-name="宋体" style:font-name-asian="宋体"/>
    </style:style>
    <style:style style:name="P30" style:parent-style-name="Standard" style:family="paragraph">
      <style:paragraph-properties fo:margin-left="0.2916in">
        <style:tab-stops/>
      </style:paragraph-properties>
      <style:text-properties style:font-name="宋体" style:font-name-asian="宋体"/>
    </style:style>
    <style:style style:name="P31" style:parent-style-name="Standard" style:family="paragraph">
      <style:paragraph-properties fo:margin-left="0.2916in">
        <style:tab-stops/>
      </style:paragraph-properties>
      <style:text-properties style:font-name="宋体" style:font-name-asian="宋体"/>
    </style:style>
    <style:style style:name="P32" style:parent-style-name="Standard" style:family="paragraph">
      <style:paragraph-properties fo:margin-left="0.2916in" fo:text-indent="0.2916in">
        <style:tab-stops/>
      </style:paragraph-properties>
      <style:text-properties style:font-name="宋体" style:font-name-asian="宋体" fo:background-color="#FFFFFF"/>
    </style:style>
    <style:style style:name="P33" style:parent-style-name="Standard" style:family="paragraph">
      <style:paragraph-properties fo:margin-left="0.2916in" fo:text-indent="0.2916in">
        <style:tab-stops/>
      </style:paragraph-properties>
      <style:text-properties style:font-name="宋体" style:font-name-asian="宋体" fo:background-color="#FFFFFF"/>
    </style:style>
    <style:style style:name="P34" style:parent-style-name="Standard" style:family="paragraph">
      <style:paragraph-properties fo:margin-left="0.2916in" fo:text-indent="0.2916in">
        <style:tab-stops/>
      </style:paragraph-properties>
      <style:text-properties style:font-name="宋体" style:font-name-asian="宋体" fo:font-size="14pt" style:font-size-asian="14pt" fo:background-color="#FFFFFF"/>
    </style:style>
    <style:style style:name="P35" style:parent-style-name="Standard" style:family="paragraph">
      <style:text-properties style:font-name="宋体" style:font-name-asian="宋体" fo:background-color="#FFFFFF"/>
    </style:style>
    <style:style style:name="P36" style:parent-style-name="Standard" style:family="paragraph">
      <style:paragraph-properties fo:margin-left="0.2916in" fo:text-indent="0.2916in">
        <style:tab-stops/>
      </style:paragraph-properties>
    </style:style>
    <style:style style:name="T37" style:parent-style-name="默认段落字体" style:family="text">
      <style:text-properties style:font-name="宋体" style:font-name-asian="宋体" fo:background-color="#FFFFFF"/>
    </style:style>
    <style:style style:name="T38" style:parent-style-name="默认段落字体" style:family="text">
      <style:text-properties style:font-name="宋体" style:font-name-asian="宋体" fo:background-color="#FFFFFF"/>
    </style:style>
    <style:style style:name="T39" style:parent-style-name="默认段落字体" style:family="text">
      <style:text-properties style:font-name="宋体" style:font-name-asian="宋体" fo:background-color="#FFFFFF"/>
    </style:style>
    <style:style style:name="T40" style:parent-style-name="默认段落字体" style:family="text">
      <style:text-properties style:font-name="宋体" style:font-name-asian="宋体" fo:background-color="#FFFFFF"/>
    </style:style>
    <style:style style:name="T41" style:parent-style-name="默认段落字体" style:family="text">
      <style:text-properties style:font-name="宋体" style:font-name-asian="宋体" fo:background-color="#FFFFFF"/>
    </style:style>
    <style:style style:name="T42" style:parent-style-name="默认段落字体" style:family="text">
      <style:text-properties style:font-name="宋体" style:font-name-asian="宋体" fo:background-color="#FFFFFF"/>
    </style:style>
    <style:style style:name="T43" style:parent-style-name="默认段落字体" style:family="text">
      <style:text-properties style:font-name="宋体" style:font-name-asian="宋体"/>
    </style:style>
    <style:style style:name="T44" style:parent-style-name="默认段落字体" style:family="text">
      <style:text-properties style:font-name="宋体" style:font-name-asian="宋体"/>
    </style:style>
    <style:style style:name="T45" style:parent-style-name="默认段落字体" style:family="text">
      <style:text-properties style:font-name="宋体" style:font-name-asian="宋体"/>
    </style:style>
    <style:style style:name="T46" style:parent-style-name="默认段落字体" style:family="text">
      <style:text-properties style:font-name="宋体" style:font-name-asian="宋体"/>
    </style:style>
    <style:style style:name="T47" style:parent-style-name="默认段落字体" style:family="text">
      <style:text-properties style:font-name="宋体" style:font-name-asian="宋体"/>
    </style:style>
    <style:style style:name="T48" style:parent-style-name="默认段落字体" style:family="text">
      <style:text-properties style:font-name="宋体" style:font-name-asian="宋体"/>
    </style:style>
    <style:style style:name="T49" style:parent-style-name="默认段落字体" style:family="text">
      <style:text-properties style:font-name="宋体" style:font-name-asian="宋体"/>
    </style:style>
    <style:style style:name="T50" style:parent-style-name="默认段落字体" style:family="text">
      <style:text-properties style:font-name="宋体" style:font-name-asian="宋体"/>
    </style:style>
    <style:style style:name="T51" style:parent-style-name="默认段落字体" style:family="text">
      <style:text-properties style:font-name="宋体" style:font-name-asian="宋体"/>
    </style:style>
    <style:style style:name="P52" style:parent-style-name="Standard" style:family="paragraph">
      <style:paragraph-properties fo:margin-left="0.2916in" fo:text-indent="0.2916in">
        <style:tab-stops/>
      </style:paragraph-properties>
      <style:text-properties style:font-name="宋体" style:font-name-asian="宋体"/>
    </style:style>
    <style:style style:name="P53" style:parent-style-name="Standard" style:family="paragraph">
      <style:paragraph-properties fo:margin-left="0.2916in" fo:text-indent="0.2916in">
        <style:tab-stops/>
      </style:paragraph-properties>
      <style:text-properties style:font-name="宋体" style:font-name-asian="宋体"/>
    </style:style>
    <style:style style:name="P54" style:parent-style-name="Standard" style:family="paragraph">
      <style:paragraph-properties fo:margin-left="0.2916in" fo:text-indent="0.1666in">
        <style:tab-stops/>
      </style:paragraph-properties>
    </style:style>
    <style:style style:name="T55" style:parent-style-name="默认段落字体" style:family="text">
      <style:text-properties style:font-name="宋体" style:font-name-asian="宋体"/>
    </style:style>
    <style:style style:name="T56" style:parent-style-name="默认段落字体" style:family="text">
      <style:text-properties style:font-name="宋体" style:font-name-asian="宋体"/>
    </style:style>
    <style:style style:name="T57" style:parent-style-name="默认段落字体" style:family="text">
      <style:text-properties style:font-name="宋体" style:font-name-asian="宋体"/>
    </style:style>
    <style:style style:name="T58" style:parent-style-name="默认段落字体" style:family="text">
      <style:text-properties style:font-name="宋体" style:font-name-asian="宋体"/>
    </style:style>
    <style:style style:name="T59" style:parent-style-name="默认段落字体" style:family="text">
      <style:text-properties style:font-name="宋体" style:font-name-asian="宋体"/>
    </style:style>
    <style:style style:name="T60" style:parent-style-name="默认段落字体" style:family="text">
      <style:text-properties style:font-name="宋体" style:font-name-asian="宋体"/>
    </style:style>
    <style:style style:name="T61" style:parent-style-name="默认段落字体" style:family="text">
      <style:text-properties style:font-name="宋体" style:font-name-asian="宋体"/>
    </style:style>
  </office:automatic-styles>
  <office:body>
    <office:text text:use-soft-page-breaks="true">
      <text:p text:style-name="P1">专业：智能科学与技术<text:s/><text:s text:c="13"/>姓名：梁佳宸<text:s/><text:s text:c="11"/>学号：1711523</text:p>
      <text:p text:style-name="P2"/>
      <text:p text:style-name="P3"><text:span text:style-name="T4">机器人软件工程学第一次作业</text:span></text:p>
      <text:p text:style-name="P5">——介绍现有的服务机器人；并提出理想中的机器人，说明其功能及意义。</text:p>
      <text:p text:style-name="P6"/>
      <text:p text:style-name="P7">一、介绍现有服务类机器人：</text:p>
      <text:p text:style-name="P8"><text:span text:style-name="T9"><text:tab/></text:span><text:span text:style-name="T10">机器人的一般定义为可计算机编程且能够自动执行一系列复杂动作的机器，根据预期的应用通常将机器人分成工业机器人和服务机器人。其中服务机器人指的是一种可以半自动或全自动的进行对人类和设备有益的服务，但不包括工业制造操作的机器人。国际机器人联盟（</text:span><text:span text:style-name="T11">IFR</text:span><text:span text:style-name="T12">）将服务机器人按照应用领域划分为两大类：一类是个人</text:span><text:span text:style-name="T13">/</text:span><text:span text:style-name="T14">家用服务机器人</text:span><text:span text:style-name="T15">(Personal / Domestic Robots)</text:span><text:span text:style-name="T16">，如</text:span><text:span text:style-name="T17">扫地机器人</text:span><text:span text:style-name="T18">，儿童教育中的教育机器人等；另一类是专业服务机器人</text:span><text:span text:style-name="T19">(Professional Service Robots)</text:span><text:span text:style-name="T20">，如康复机器人、救援和安防机器人、国防机器人、水下作业机器人等。前者是一种用于非商业性服务的机器人，通常适用于非专业人士；后者是指用于商业任务的服务机器人，通常由受过正当训练的操作员操作，操作员是选定的可以启动、监视和停止机器人或机器人系统预定操作的人员。</text:span></text:p>
      <text:p text:style-name="P21"><text:span text:style-name="T22"><text:tab/></text:span><text:span text:style-name="T23">服务机器</text:span><text:span text:style-name="T24">人的应用范围很广，主要从事维护保养、修理、运输、清洗、保安、救援、监护等工作。近年来，人工智能技术的发展和突破使服务机器人的使用体验进一步提升，语音交互、人脸识别、自动定位导航等人工智能技术与机器人融合不断深化，智能产品不断推出。作为机器人产业的新兴领域，服务机器人高度融合了智能、传感、网络、云计算等创新技术，与移动互联网的新业态、新模式相结合，为促进生活智能化及推动产业转型提供了重要的突破口。此外，受老龄化等因素的影响，中国市场及世界各国对服务类机器人的需求量都很大，基于其消费属性，产业与学界的观点普遍认</text:span><text:span text:style-name="T25">为，未来服务机器人市场会是一个蓝海市场，未来服务机器人的市场空间大于</text:span><text:span text:style-name="T26">工业机器人</text:span><text:span text:style-name="T27">。</text:span></text:p>
      <text:p text:style-name="P28"><text:tab/>在众多的服务机器人中，家用机器人占据主导地位。其中最为常见的就是家用扫地机器人，扫地机器人将人们从繁重的家务中解放出来，再加上价格并不昂贵，迅速占领了广大市场。扫地机器人又称自动打扫机、智能吸尘、机器人吸尘器等，是智能家用电器的一种，能凭借一定的人工智能，自动在房间内完成地板清理工作。一般采用刷扫和真空方式，将地面杂物先吸纳进入自身的垃圾收纳盒，从而完成地面清理的功能。一般来说，将完成清扫、吸尘、擦地工作的机器人，也统一归为扫地机器人。扫地机器的机身为无线机器，是以圆盘型为主的自动化技术可移动装置。它使用充电电池运作，操作方式以遥控器、或是机器上的操作面板。一般能设定时间预约打扫，自行充电。前方有设置感应器，可侦测障碍物，如碰到墙壁或其他障碍物，会自行转弯，并依每间不同厂商设定，而走不同的路线，如:沿边清扫、集中清扫、随机清扫、直线清扫等路径打扫，并辅以边刷、中央主刷旋转、抹布等方式，加强打扫效果，以完成拟人化居家清洁效果，实现有规划地清扫地区。</text:p>
      <text:p text:style-name="P29"><text:tab/>服务类机器人已经有几十年的发展历史，技术和功能都趋向成熟，从而涌现了许多杰出的机器人。机器人索菲亚的出现显示了服务机器人取得的巨大成功，她是由中国香港的汉森机器人技术公司开发的类人机器人，是历史上首个获得公民身份的机器人。索菲亚看起来就像人类女性，拥有橡胶皮肤，能够表现出超过62种面部表情。索菲亚“大脑”中的计算机算法能够识别面部，并与人进行眼神接触。索菲亚的皮肤使用名为Frubber的延展性<text:s/>材料制作，下面有很多电机，让它可以做出微笑等动作。其“大脑”采用了人工智能和谷歌语音识别技术，能识别人类面部、理解语言、记住与人类的互动，从而使其可以不断的学习，仿佛正常人类一样与人进行沟通交流，然而由于其特殊性，目前还没有进入到普通家庭。除此之外，还有许多其他的家用机器人取得突破和进展，如2014年，德国Fraunhofer IPA发布了Care-O-Bot 4最新系列移动服务机器人<text:s/>，<text:soft-page-break/>旨在将服务机器人带入家庭或商业空间。它是比1998年作为原型构建的Care-O bot 1、2002年创建的Care-O bot 2和2010年创建的Care-O bot 3更为复杂的机器人。Care-O-Bot 4不仅可以作为取货和搬运的助手，还有通讯和娱乐的功能。它有一个传感器驱动的导航系统，可以通过一个最佳路线到达目的地。Care-O-Bot 4的灵活性得到了增强，这归功于其颈部和臀部枢轴点周围的球形关节设计。它们扩展了机器人的工作空间，允许头部和躯干360度旋转。Care-O Bot 4降低了构建成本，并且对环境的适应性更强。它的传感器使它能够探测和越过障碍物，这些高度响应的技术包括3D传感器、激光扫描仪和立体视觉摄像机。传感器还能够自行识别物体，并对其位置进行6D计算。服务机器人包括但不仅限于人形机器人，例如在2017年底，索尼公司宣布推出其最新款机器狗Aibo，并将于2018年1月正式发售。索尼公司表示，这款机器狗可“与家庭成员形成情感纽带，同时为他们带来爱、情感以及抚养和照顾一个同伴的快乐。”以广泛灵活的动作和积极的反应为特征，这款机器狗还会随着其与主人越来越亲密的关系，发展出自己独特的个性，可以说是一种能够自主进化的机器狗。新版Aibo机器狗自带超小型1和2轴执行器配置，使得Aibo紧凑的身体能沿着22个轴自由活动，而且还带有一个红外线距离传感器，记忆加速感应器、振动感应器、静电触感应器等众多的感知“器官”。机器狗动作灵活，外形可爱，尤其是它能够不断记忆、学习的进化性能使它甚至能表现的比真正的宠物更亲密有趣，还能避免真实宠物可能带来的安全隐患，非常适合陪伴儿童和老人。</text:p>
      <text:p text:style-name="P30"/>
      <text:p text:style-name="P31"><text:tab/>服务类机器人的另一大类专业服务机器人的使用要求相对要更高，需要经过训练的专业人士才能够发挥机器人的强大功能。1998年至今，专业服务机器人累计销量已超过12.6万台，且其销量一直呈现增长态势。在专业服务机器人中，医用机器人是增长潜力最大的专业服务机器人之一。</text:p>
      <text:p text:style-name="P32">医疗机器人是单位价值最高的服务型机器人，随着我国进入老龄社会，对医疗机器人的需求不断增加。据不完全统计，目前我国已经有近40家医疗机器人企业，融资额度超8亿人民币。预计到2025年医疗机器人的产值将达到170亿美元。达芬奇机器人是目前世界上最成功的手术机器人系统，它是为外科医生手术操作中的直观的控制运动、精细组织操作和三维高清晰度视觉能力而设计的，同时允许外科医生进行微创手术，其结构包括一个外科医生的控制台，一个病人侧车和高性能视觉系统。达芬奇外科系统模仿外科医生的手部动作，用于控制台上的仪器控制，通过微小的切口控制病人体内的微小仪器。美国FDA已经批准将达芬奇机器人手术系统用于成人和儿童的普通外科、胸外科、泌尿外科、妇产科、头颈外科以及心脏手术。国内医疗机器人的发展情势也一片大好，比如，哈工大的微创腹腔外科手术机器已经成功被专家验收，天津大学的妙手机器人在今年3月份开始临床使用；同时，随着医用机器人商业化市场化的可能性愈发明晰，已经有部分企业正在生产或者打算进军医用机器人细分行业，其中就包括机器人领先企业的博实股份和新松机器人。</text:p>
      <text:p text:style-name="P33">除此之外，专业服务机器人还包括场地机器人、专业清洁机器人、检查维护机器人、建筑机器人、物流机器人、救援和安防机器人、国防机器人、水下作业机器人、动力人体外骨骼、常用无人机、常用移动平台等。随着技术水平的不断提高，更多专业服务机器人进入银行、餐厅、法律部门、养老院、商场等领域为人们带来更优质高效的专业服务。例如2014年，韩国的未来机器人公司（Future Robot）推出了名为<text:s/>FURO<text:s/>的酒店服务机器人。机器人的头部是一个有美女面相的显示屏，能模仿各种表情。机器人装有多个传感器，能感应到人与障碍物。FURO手持一个大的显示屏，可以方便用户预定酒店，还有刷卡消费功能。除了用于酒店订房外，机器人FURO还可用于商店和机场，给人们导航。在未来，类似FURO这样的机器人会得到全方位的提高并拥有更大的市场需求。</text:p>
      <text:soft-page-break/>
      <text:p text:style-name="P34">二、理想中的机器人：高智能，人性化；节约资源（空间）；集成化；与环境互联</text:p>
      <text:p text:style-name="P35"/>
      <text:p text:style-name="P36"><text:span text:style-name="T37">首先，</text:span><text:span text:style-name="T38">机器人的出现是为了改善人们的生活，服从人们的意志，能否全面充分地理解指令并高效地执行任务是机器人至关重要的性能指标。而恰当理解任务的关键依赖于智能水平的高低。机器人应当具有与人进行日常沟通交流的能力，而且应当表现得更为自然，不依赖于特定的</text:span><text:span text:style-name="T39">提问或回答模式，能够理解简化的表述并学习记录不同人员的说话习惯</text:span><text:span text:style-name="T40">，使得机器人与用户的接触方式更贴近生活，表现得更为自然。</text:span><text:span text:style-name="T41">用户可以给机器人下达相对高层的指令，甚至机器人可以自动检测到用户的需求。用户也可以给机器人下达相对底层的指令，或者让机器人完全跟随用户的动作。用户可以跟机器人进行近距离的交流，也可以通过互联网等信息传输技术实现远程交互。用户跟服务机器人的交互将会越来越人性化，用户可以通过语音、手势等自然、直观的方式与机器人进行交互，机器人对用户的反馈也将更多元化。机器人</text:span><text:span text:style-name="T42">智慧的“大脑”离不开海量的信息，互联网为此提供了有效的解决方案。</text:span><text:span text:style-name="T43">互联网与机器人相结合，是服务机器人一个重要的发展方向。互联网相当于一个巨大的资源库，包含了大量的计算资源和信息资源，机器人跟网络相结合则是一种有效利用这些资源的工具和</text:span><text:span text:style-name="T44">手段</text:span><text:span text:style-name="T45"><text:s/></text:span><text:span text:style-name="T46">。</text:span><text:span text:style-name="T47">跟互联</text:span><text:span text:style-name="T48">网相结合，能在很大程度上延伸了服务机器人的感知、决策和操作能力</text:span><text:span text:style-name="T49">，从而简化用户的操作，带来更优良</text:span><text:span text:style-name="T50">和人性化</text:span><text:span text:style-name="T51">的使用体验。</text:span></text:p>
      <text:p text:style-name="P52">第二，理想中的机器人应当有更高的资源利用效率，拥有更强大的续航能力，支持太阳能充电补给能量；且不占用过多的空间资源，当不处于工作状态时，可以将自身折叠。更高的能源利用效率是很有必要的，我们期望将来的机器人能够更长时间的执行任务，能更多的执行任务，这样使用者能更安心地委派机器人出去执行复杂度和难度更高的工作而不必过度担心能量不足的问题。拥有更高的能源利用效率可以赋予机器人更大的发展空间和工作潜力，此外，如果能利用太阳能补充能量，不仅能节约资源，同时还使机器人在户外或周围没有充电装置的情况下，也有能力利用太阳能补充能量到达目的地，这使得机器人对外界环境具有更强的适应性。</text:p>
      <text:p text:style-name="P53">第三，理想中的机器人应当集成多种功能，用户可以使用一个机器人完成多种任务，而不是在家庭中使用许多功能单一的低级机器人，这样无论是资源还是空间都会被大量消耗。机器人应当越来越趋向于全能型和综合型，当用户下达指令或表现出某些需求时，机器人能够自动组织安排，规划融合多种功能以实现完美解决。理想中的机器人，会成为人们的好帮手和好管家，只要一台机器人，就可以是用户的大部分日常需求得到满足，例如清扫、聊天、搬运等。</text:p>
      <text:p text:style-name="P54"><text:span text:style-name="T55">第四，</text:span><text:span text:style-name="T56">理想中的机器人能够更智能化地</text:span><text:span text:style-name="T57">与环境的交互</text:span><text:span text:style-name="T58">。</text:span><text:span text:style-name="T59">新一代的服务机器人将会配备更多样、先进的传感设备，以实现对环境中物体更鲁棒性的识别和对环境状态更精确的判断。服务机器人将可以对环境中物体进行更精细的操作，从而为用户提供更多的服务。机器人进入家庭，不仅仅只是机器人本身的发展，家庭环境同样也在不断完善。通过对环境进行一些智能化改造，能强化其环境中机器人的功能。</text:span><text:span text:style-name="T60">机器人可以在理解使用者的需求之后，对所处环境中的其他电器下达相应指令，比如在接收到主人即将到家的信息时，服务机器人可以提前开启空调，落下窗帘，根据时间</text:span><text:span text:style-name="T61">煮好咖啡等，使得使用者一到家就能享受到全面的待遇。在未来，服务机器人与家庭环境将会形成一个紧密的有机智能体，与环境互联是机器人的必备属性。</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宋体" svg:font-family="宋体" style:font-family-generic="system" style:font-pitch="variable" svg:panose-1="2 1 6 0 3 1 1 1 1 1"/>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等线" style:font-name-complex="Noto Sans CJK SC Regular"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批注文字" style:display-name="批注文字" style:family="paragraph" style:parent-style-name="正文">
      <style:paragraph-properties fo:text-align="start"/>
      <style:text-properties style:font-name-complex="Mangal" style:font-size-complex="10.5pt" fo:hyphenate="false"/>
    </style:style>
    <style:style style:name="批注文字字符" style:display-name="批注文字 字符" style:family="text" style:parent-style-name="默认段落字体">
      <style:text-properties style:font-name-complex="Mangal" style:font-size-complex="10.5pt"/>
    </style:style>
    <style:style style:name="批注引用" style:display-name="批注引用" style:family="text" style:parent-style-name="默认段落字体">
      <style:text-properties fo:font-size="10.5pt" style:font-size-asian="10.5pt" style:font-size-complex="10.5pt"/>
    </style:style>
    <style:style style:name="批注框文本" style:display-name="批注框文本" style:family="paragraph" style:parent-style-name="正文">
      <style:text-properties style:font-name-complex="Mangal" fo:font-size="9pt" style:font-size-asian="9pt" style:font-size-complex="8pt" fo:hyphenate="false"/>
    </style:style>
    <style:style style:name="批注框文本字符" style:display-name="批注框文本 字符" style:family="text" style:parent-style-name="默认段落字体">
      <style:text-properties style:font-name-complex="Mangal" fo:font-size="9pt" style:font-size-asian="9pt" style:font-size-complex="8pt"/>
    </style:style>
    <style:style style:name="普通网站" style:display-name="普通(网站)" style:family="paragraph" style:parent-style-name="正文">
      <style:paragraph-properties fo:widows="2" fo:orphans="2" fo:text-align="start" style:vertical-align="auto" fo:margin-top="0.0694in" fo:margin-bottom="0.0694in"/>
      <style:text-properties style:font-name="宋体" style:font-name-asian="宋体" style:font-name-complex="宋体" style:letter-kerning="false" style:language-complex="ar" style:country-complex="SA" fo:hyphenate="true"/>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页眉字符" style:display-name="页眉 字符" style:family="text" style:parent-style-name="默认段落字体">
      <style:text-properties style:font-name-complex="Mangal" fo:font-size="9pt" style:font-size-asian="9pt" style:font-size-complex="8pt"/>
    </style:style>
    <style:style style:name="页脚" style:display-name="页脚"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页脚字符" style:display-name="页脚 字符" style:family="text" style:parent-style-name="默认段落字体">
      <style:text-properties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sus</dc:creator>
    <meta:creation-date>2020-02-22T23:07:00Z</meta:creation-date>
    <dc:date>2020-02-25T15:03:00Z</dc:date>
    <meta:template xlink:href="Normal" xlink:type="simple"/>
    <meta:editing-cycles>11</meta:editing-cycles>
    <meta:editing-duration>PT46800S</meta:editing-duration>
    <meta:document-statistic meta:page-count="3" meta:paragraph-count="9" meta:word-count="698" meta:character-count="4668" meta:row-count="33" meta:non-whitespace-character-count="3979"/>
  </office:meta>
</office:document-meta>
</file>